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19" style:family="paragraph" style:parent-style-name="Heading_20_2">
      <style:paragraph-properties fo:text-align="justify" style:justify-single-word="false"/>
      <style:text-properties officeooo:paragraph-rsid="000ea3a0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officeooo:paragraph-rsid="003d34e2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5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10946" fo:background-color="#ffffff" loext:char-shading-value="0" style:font-name-complex="Arial1" loext:padding="0in" loext:border="none"/>
    </style:style>
    <style:style style:name="T12" style:family="text">
      <style:text-properties fo:font-variant="normal" fo:text-transform="none" fo:letter-spacing="normal" fo:font-style="normal" fo:font-weight="normal" officeooo:rsid="003bc016" fo:background-color="#ffffff" loext:char-shading-value="0" style:font-name-asian="Arial1" style:font-weight-asian="normal" style:font-name-complex="Arial1" style:language-complex="pt" style:country-complex="PT" style:font-weight-complex="normal" loext:padding="0in" loext:border="none"/>
    </style:style>
    <style:style style:name="T13" style:family="text">
      <style:text-properties fo:font-variant="normal" fo:text-transform="none" fo:letter-spacing="normal" fo:font-style="normal" fo:font-weight="normal" officeooo:rsid="00210946" fo:background-color="#ffffff" loext:char-shading-value="0" style:font-name-asian="Arial1" style:font-weight-asian="normal" style:font-name-complex="Arial1" style:language-complex="pt" style:country-complex="PT" style:font-weight-complex="normal" loext:padding="0in" loext:border="none"/>
    </style:style>
    <style:style style:name="T14" style:family="text">
      <style:text-properties fo:font-variant="normal" fo:text-transform="none" fo:letter-spacing="normal" fo:font-style="normal" fo:font-weight="bold" officeooo:rsid="00210946" fo:background-color="#ffffff" loext:char-shading-value="0" style:font-name-asian="Arial1" style:font-weight-asian="bold" style:font-name-complex="Arial1" style:language-complex="pt" style:country-complex="PT" style:font-weight-complex="bold" loext:padding="0in" loext:border="none"/>
    </style:style>
    <style:style style:name="T15" style:family="text">
      <style:text-properties fo:font-variant="normal" fo:text-transform="none" fo:letter-spacing="normal" fo:font-style="normal" fo:font-weight="bold" officeooo:rsid="003bc016" fo:background-color="#ffffff" loext:char-shading-value="0" style:font-name-asian="Arial1" style:font-weight-asian="bold" style:font-name-complex="Arial1" style:language-complex="pt" style:country-complex="PT" style:font-weight-complex="bold" loext:padding="0in" loext:border="none"/>
    </style:style>
    <style:style style:name="T16" style:family="text">
      <style:text-properties fo:font-variant="normal" fo:text-transform="none" fo:font-size="12pt" fo:letter-spacing="normal" fo:font-style="normal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8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9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20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21" style:family="text">
      <style:text-properties fo:font-weight="bold" style:font-weight-asian="bold" style:font-name-complex="Arial1" style:language-complex="pt" style:country-complex="PT"/>
    </style:style>
    <style:style style:name="T22" style:family="text">
      <style:text-properties fo:font-weight="bold" officeooo:rsid="00222d90" style:font-weight-asian="bold" style:font-name-complex="Arial1" style:language-complex="pt" style:country-complex="PT"/>
    </style:style>
    <style:style style:name="T23" style:family="text">
      <style:text-properties fo:font-weight="bold" officeooo:rsid="00047fbc" style:font-weight-asian="bold" style:font-name-complex="Arial1" style:language-complex="pt" style:country-complex="PT"/>
    </style:style>
    <style:style style:name="T24" style:family="text">
      <style:text-properties fo:font-weight="bold" officeooo:rsid="000ea3a0" style:font-weight-asian="bold" style:font-name-complex="Arial1" style:language-complex="pt" style:country-complex="PT"/>
    </style:style>
    <style:style style:name="T25" style:family="text">
      <style:text-properties fo:font-weight="bold" officeooo:rsid="00390218" style:font-weight-asian="bold" style:font-name-complex="Arial1" style:language-complex="pt" style:country-complex="PT"/>
    </style:style>
    <style:style style:name="T26" style:family="text">
      <style:text-properties fo:font-weight="bold" style:font-name-asian="Arial1" style:font-weight-asian="bold" style:font-name-complex="Arial1" style:language-complex="pt" style:country-complex="PT"/>
    </style:style>
    <style:style style:name="T2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2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2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3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3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3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3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3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3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3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3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3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3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4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41" style:family="text">
      <style:text-properties fo:font-weight="bold" style:font-name-asian="Arial1" style:font-weight-asian="bold" style:font-name-complex="Arial1" style:language-complex="pt" style:country-complex="PT" style:font-weight-complex="normal"/>
    </style:style>
    <style:style style:name="T42" style:family="text">
      <style:text-properties fo:font-weight="bold" officeooo:rsid="00047fbc" style:font-name-asian="Arial1" style:font-weight-asian="bold" style:font-name-complex="Arial1" style:language-complex="pt" style:country-complex="PT" style:font-weight-complex="normal"/>
    </style:style>
    <style:style style:name="T43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44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45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46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47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48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49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50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51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52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53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54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55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56" style:family="text">
      <style:text-properties style:font-name-asian="Arial1" style:font-name-complex="Arial1" style:language-complex="pt" style:country-complex="PT"/>
    </style:style>
    <style:style style:name="T57" style:family="text">
      <style:text-properties officeooo:rsid="0013405f" style:font-name-asian="Arial1" style:font-name-complex="Arial1" style:language-complex="pt" style:country-complex="PT"/>
    </style:style>
    <style:style style:name="T58" style:family="text">
      <style:text-properties officeooo:rsid="001a8142" style:font-name-asian="Arial1" style:font-name-complex="Arial1" style:language-complex="pt" style:country-complex="PT"/>
    </style:style>
    <style:style style:name="T59" style:family="text">
      <style:text-properties officeooo:rsid="0017e9c9" style:font-name-asian="Arial1" style:font-name-complex="Arial1" style:language-complex="pt" style:country-complex="PT"/>
    </style:style>
    <style:style style:name="T60" style:family="text">
      <style:text-properties officeooo:rsid="00169323" style:font-name-asian="Arial1" style:font-name-complex="Arial1" style:language-complex="pt" style:country-complex="PT"/>
    </style:style>
    <style:style style:name="T61" style:family="text">
      <style:text-properties officeooo:rsid="001530fc" style:font-name-asian="Arial1" style:font-name-complex="Arial1" style:language-complex="pt" style:country-complex="PT"/>
    </style:style>
    <style:style style:name="T62" style:family="text">
      <style:text-properties style:font-name-asian="Arial1" style:font-name-complex="Arial1" style:language-complex="pt" style:country-complex="PT" style:font-weight-complex="bold"/>
    </style:style>
    <style:style style:name="T63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64" style:family="text">
      <style:text-properties fo:background-color="#ffffff" loext:char-shading-value="0" style:font-name-complex="Arial1"/>
    </style:style>
    <style:style style:name="T65" style:family="text">
      <style:text-properties officeooo:rsid="0013405f" fo:background-color="#ffffff" loext:char-shading-value="0" style:font-name-complex="Arial1"/>
    </style:style>
    <style:style style:name="T66" style:family="text">
      <style:text-properties officeooo:rsid="0017e9c9" fo:background-color="#ffffff" loext:char-shading-value="0" style:font-name-complex="Arial1"/>
    </style:style>
    <style:style style:name="T67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68" style:family="text">
      <style:text-properties fo:font-size="12pt" fo:font-weight="bold" officeooo:rsid="00047fbc" style:font-name-asian="Arial1" style:font-size-asian="12pt" style:font-weight-asian="bold" style:font-name-complex="Arial1" style:font-size-complex="12pt" style:language-complex="pt" style:country-complex="PT"/>
    </style:style>
    <style:style style:name="T69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0" style:family="text">
      <style:text-properties fo:font-size="12pt" fo:font-weight="bold" officeooo:rsid="003bc01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1" style:family="text">
      <style:text-properties fo:font-size="12pt" fo:font-weight="bold" officeooo:rsid="003bc016" style:font-name-asian="Arial1" style:font-size-asian="12pt" style:font-weight-asian="bold" style:font-name-complex="Arial1" style:font-size-complex="12pt" style:language-complex="pt" style:country-complex="PT"/>
    </style:style>
    <style:style style:name="T72" style:family="text">
      <style:text-properties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3" style:family="text">
      <style:text-properties fo:font-size="12pt" fo:font-weight="normal" officeooo:rsid="003bc01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4" style:family="text">
      <style:text-properties fo:font-size="6pt" fo:font-weight="bold" officeooo:rsid="003d34e2" style:font-size-asian="5.25pt" style:font-weight-asian="bold" style:font-name-complex="Arial1" style:font-size-complex="6pt" style:language-complex="pt" style:country-complex="PT"/>
    </style:style>
    <style:style style:name="T75" style:family="text">
      <style:text-properties officeooo:rsid="00390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João Paulo Hotequil</text:p>
      <text:h text:style-name="P19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8" text:outline-level="1"/>
      <text:h text:style-name="P20" text:outline-level="1"><text:span text:style-name="T22">O que eu tenho a dizer</text:span><text:span text:style-name="T21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20" text:outline-level="1"><text:span text:style-name="T25">Formações</text:span><text:span text:style-name="T21">:</text:span></text:h>
      <text:h text:style-name="P20" text:outline-level="1"><text:span text:style-name="lt-line-clamp_5f__5f_raw-line"><text:span text:style-name="T19">[fevereiro de </text:span></text:span><text:span text:style-name="lt-line-clamp_5f__5f_raw-line"><text:span text:style-name="T20">2021</text:span></text:span><text:span text:style-name="lt-line-clamp_5f__5f_raw-line"><text:span text:style-name="T19"> – </text:span></text:span><text:span text:style-name="lt-line-clamp_5f__5f_raw-line"><text:span text:style-name="T20">até o momento</text:span></text:span><text:span text:style-name="lt-line-clamp_5f__5f_raw-line"><text:span text:style-name="T19">] </text:span></text:span><text:span text:style-name="lt-line-clamp_5f__5f_raw-line"><text:span text:style-name="T20">FIAP</text:span></text:span><text:span text:style-name="lt-line-clamp_5f__5f_raw-line"><text:span text:style-name="T19"> | </text:span></text:span><text:span text:style-name="lt-line-clamp_5f__5f_raw-line"><text:span text:style-name="T20">EAD</text:span></text:span><text:span text:style-name="lt-line-clamp_5f__5f_raw-line"><text:span text:style-name="T19">: </text:span></text:span><text:span text:style-name="lt-line-clamp_5f__5f_raw-line"><text:span text:style-name="T17">estou cursando sistemas de informação (bacharelado) em uma graduação online de quatro anos</text:span></text:span><text:span text:style-name="lt-line-clamp_5f__5f_raw-line"><text:span text:style-name="T18">.</text:span></text:span></text:h>
      <text:p text:style-name="P3"><text:span text:style-name="T26">[fevereiro de 2018 – dezembro de 20</text:span><text:span text:style-name="T27">19</text:span><text:span text:style-name="T26">] </text:span><text:span text:style-name="T28">E.E.B. Professor Honório Miranda | Gaspar, Santa Catarina: </text:span><text:span text:style-name="T45">c</text:span><text:span text:style-name="T9">ursei o segundo e terceiro ano do ensino médio.</text:span></text:p>
      <text:p text:style-name="P3"><text:span text:style-name="T26">[fevereiro de 2006 – dezembro de 2017] </text:span><text:span text:style-name="T28">Madre Francisca Lampel | Gaspar, Santa Catarina: </text:span><text:span text:style-name="T45">c</text:span><text:span text:style-name="T10">ursei o ensino fundamental (I e II) e o primeiro ano do ensino médio.</text:span></text:p>
      <text:p text:style-name="P14"/>
      <text:h text:style-name="P17" text:outline-level="1"><text:span text:style-name="T23">E</text:span><text:span text:style-name="T21">specializações, </text:span><text:span text:style-name="T24">t</text:span><text:span text:style-name="T21">reinamentos e cursos </text:span><text:span text:style-name="T25">(tenho algumas outras certificações que acabei não colocando aqui)</text:span><text:span text:style-name="T21">:</text:span></text:h>
      <text:p text:style-name="P13"><text:span text:style-name="T26">[</text:span><text:span text:style-name="T40">100% concluído</text:span><text:span text:style-name="T26">] </text:span><text:span text:style-name="T35">Loiane Groner (28 horas)</text:span><text:span text:style-name="T28"> | </text:span><text:span text:style-name="T35">Educação a distância</text:span><text:span text:style-name="T28">: </text:span><text:span text:style-name="T55">concluí um curso de Angular pela plataforma online da Loiane Groner</text:span><text:span text:style-name="T28">.</text:span></text:p>
      <text:p text:style-name="P10"><text:soft-page-break/><text:span text:style-name="T26">[</text:span><text:span text:style-name="T39">dezembro</text:span><text:span text:style-name="T26"> de </text:span><text:span text:style-name="T39">2020</text:span><text:span text:style-name="T26"> – </text:span><text:span text:style-name="T39">dezembro</text:span><text:span text:style-name="T26"> de </text:span><text:span text:style-name="T39">2020</text:span><text:span text:style-name="T26">] </text:span><text:span text:style-name="T39">Microsoft</text:span><text:span text:style-name="T28"> </text:span><text:span text:style-name="T29">(</text:span><text:span text:style-name="T32">2</text:span><text:span text:style-name="T29"> horas)</text:span><text:span text:style-name="T28"> | Blumenau, Santa Catarina: </text:span><text:span text:style-name="T52">realizei o exame 70-480 da Microsoft na ProWay com perguntas de HTML5, CSS3 e JavaScript, minha pontuação final foi de 909 pontos</text:span><text:span text:style-name="T28">.</text:span></text:p>
      <text:p text:style-name="P11"><text:span text:style-name="T28">[</text:span><text:span text:style-name="T33">outubro</text:span><text:span text:style-name="T28"> de </text:span><text:span text:style-name="T32">2020</text:span><text:span text:style-name="T28"> – </text:span><text:span text:style-name="T33">outubro</text:span><text:span text:style-name="T28"> de </text:span><text:span text:style-name="T32">2020</text:span><text:span text:style-name="T28">] </text:span><text:span text:style-name="T33">Apex</text:span><text:span text:style-name="T28"> </text:span><text:span text:style-name="T29">(</text:span><text:span text:style-name="T33">3</text:span><text:span text:style-name="T29"> horas)</text:span><text:span text:style-name="T28"> | Blumenau, Santa Catarina: </text:span><text:span text:style-name="T53">participei de um workshop sobre empreendedorismo</text:span><text:span text:style-name="T28">.</text:span></text:p>
      <text:p text:style-name="P11"><text:span text:style-name="T28">[</text:span><text:span text:style-name="T33">outubro</text:span><text:span text:style-name="T28"> de </text:span><text:span text:style-name="T32">2020</text:span><text:span text:style-name="T28"> – </text:span><text:span text:style-name="T33">outubro</text:span><text:span text:style-name="T28"> de </text:span><text:span text:style-name="T32">2020</text:span><text:span text:style-name="T28">] </text:span><text:span text:style-name="T33">Apex</text:span><text:span text:style-name="T28"> </text:span><text:span text:style-name="T29">(</text:span><text:span text:style-name="T33">3</text:span><text:span text:style-name="T29"> horas)</text:span><text:span text:style-name="T28"> | Blumenau, Santa Catarina: </text:span><text:span text:style-name="T53">participei de um workshop sobre planejamento de carreira</text:span><text:span text:style-name="T28">.</text:span></text:p>
      <text:p text:style-name="P12"><text:span text:style-name="T28">[</text:span><text:span text:style-name="T34">novembro</text:span><text:span text:style-name="T28"> de 2019 – </text:span><text:span text:style-name="T34">novembro</text:span><text:span text:style-name="T28"> de 2019] </text:span><text:span text:style-name="T34">Front in Floripa</text:span><text:span text:style-name="T28"> </text:span><text:span text:style-name="T29">(</text:span><text:span text:style-name="T34">8</text:span><text:span text:style-name="T29"> horas)</text:span><text:span text:style-name="T28"> | </text:span><text:span text:style-name="T34">Florianópolis</text:span><text:span text:style-name="T28">, Santa Catarina: </text:span><text:span text:style-name="T54">participei do evento Front in Floripa</text:span><text:span text:style-name="T28">.</text:span></text:p>
      <text:p text:style-name="P4"><text:span text:style-name="T26">[janeiro de 2019 – junho de 2019]</text:span><text:span text:style-name="T56"> </text:span><text:span text:style-name="T28">Apex </text:span><text:span text:style-name="T29">(180 horas)</text:span><text:span text:style-name="T28"> | Blumenau, Santa Catarina: </text:span><text:span text:style-name="T45">t</text:span><text:span text:style-name="T44">reinamento de alta performance de desenvolvimento e programação </text:span><text:span text:style-name="T46">f</text:span><text:span text:style-name="T44">ront-end </text:span><text:span text:style-name="T47">usando</text:span><text:span text:style-name="T44"> HTML5, CSS3 </text:span><text:span text:style-name="T48">(SASS e SCSS)</text:span><text:span text:style-name="T44">, JavaScript, TypeScript, testes, Angular 6, ReactJS, VueJS, Git </text:span><text:span text:style-name="T47">e </text:span><text:span text:style-name="T44">GitHub, </text:span><text:span text:style-name="T47">W</text:span><text:span text:style-name="T44">ebpack </text:span><text:span text:style-name="T47">e</text:span><text:span text:style-name="T44"> Gulp</text:span><text:span text:style-name="T28">.</text:span></text:p>
      <text:p text:style-name="P4"><text:span text:style-name="T26">[dezembro de 2018 - dezembro de 2018]</text:span><text:span text:style-name="T56"> </text:span><text:span text:style-name="T28">Apex </text:span><text:span text:style-name="T29">(16 horas)</text:span><text:span text:style-name="T28"> | Blumenau, Santa Catarina: </text:span><text:span text:style-name="T45">tr</text:span><text:span text:style-name="T44">einamento de alta performance de </text:span><text:span text:style-name="T49">l</text:span><text:span text:style-name="T44">ógica de </text:span><text:span text:style-name="T49">p</text:span><text:span text:style-name="T44">rogramação </text:span><text:span text:style-name="T50">sobre</text:span><text:span text:style-name="T44"> boas práticas, manipulação de textos, criação de objetos, armazenamento de dados em listas e tópicos avançados </text:span><text:span text:style-name="T49">da linguagem</text:span><text:span text:style-name="T44">.</text:span></text:p>
      <text:p text:style-name="P5"><text:span text:style-name="T26">[dezembro de 2018 - dezembro de 2018]</text:span><text:span text:style-name="T56"> </text:span><text:span text:style-name="T28">Apex </text:span><text:span text:style-name="T29">(16 horas)</text:span><text:span text:style-name="T28"> | Blumenau, Santa Catarina: </text:span><text:span text:style-name="T45">t</text:span><text:span text:style-name="T44">reinamento</text:span><text:span text:style-name="T56"> de alta performance de </text:span><text:span text:style-name="T57">b</text:span><text:span text:style-name="T56">anco de </text:span><text:span text:style-name="T57">d</text:span><text:span text:style-name="T56">ados </text:span><text:span text:style-name="T57">sobre</text:span><text:span text:style-name="T56"> </text:span><text:span text:style-name="T64">instalação, configuração, conceitos básicos, comandos para manipulação de tabelas, texto </text:span><text:span text:style-name="T65">e</text:span><text:span text:style-name="T64"> data, operadores, </text:span><text:span text:style-name="T65">funções </text:span><text:span text:style-name="T64">básicas </text:span><text:span text:style-name="T65">e intermediárias</text:span><text:span text:style-name="T64">, normalização de dados, relacionamento entre tabelas, </text:span><text:span text:style-name="T65">unificação de </text:span><text:span text:style-name="T64">tabelas, realização de consultas, criação de views, indexação de tabelas, backup d</text:span><text:span text:style-name="T65">e</text:span><text:span text:style-name="T64"> dados e restaura</text:span><text:span text:style-name="T65">ção</text:span><text:span text:style-name="T64"> </text:span><text:span text:style-name="T65">d</text:span><text:span text:style-name="T64">as informações da base através do backup</text:span><text:span text:style-name="T56">.</text:span></text:p>
      <text:p text:style-name="P13"><text:span text:style-name="T26">[100% concluído]</text:span><text:span text:style-name="T56"> </text:span><text:span text:style-name="T28">Udemy </text:span><text:span text:style-name="T30">(</text:span><text:span text:style-name="T43">54 horas</text:span><text:span text:style-name="T30">)</text:span><text:span text:style-name="T28"> | </text:span><text:span text:style-name="T35">Educação a distância</text:span><text:span text:style-name="T28">:</text:span><text:span text:style-name="T56"> </text:span><text:span text:style-name="T58">t</text:span><text:span text:style-name="T56">reinamento básico de desenvolvimento e programação </text:span><text:span text:style-name="T59">f</text:span><text:span text:style-name="T56">ront-end </text:span><text:span text:style-name="T59">utilizando</text:span><text:span text:style-name="T56"> </text:span><text:span text:style-name="T64">HTML5, CSS3 </text:span><text:span text:style-name="T66">e</text:span><text:span text:style-name="T64"> J</text:span><text:span text:style-name="T66">ava</text:span><text:span text:style-name="T64">S</text:span><text:span text:style-name="T66">cript</text:span><text:span text:style-name="T64"> e</text:span><text:span text:style-name="T66">m cinco</text:span><text:span text:style-name="T64"> </text:span><text:span text:style-name="T66">p</text:span><text:span text:style-name="T64">rojetos.</text:span></text:p>
      <text:p text:style-name="P13"><text:span text:style-name="T26">[100% concluído]</text:span><text:span text:style-name="T56"> </text:span><text:span text:style-name="T28">Udemy </text:span><text:span text:style-name="T31">(10 horas)</text:span><text:span text:style-name="T28"> | </text:span><text:span text:style-name="T35">Educação a distância</text:span><text:span text:style-name="T28">:</text:span><text:span text:style-name="T56"> </text:span><text:span text:style-name="T58">t</text:span><text:span text:style-name="T56">reinamento básico de inglês </text:span><text:span text:style-name="T60">sobre</text:span><text:span text:style-name="T56"> </text:span><text:span text:style-name="T60">metodologia </text:span><text:span text:style-name="T56">para ser fluente.</text:span><text:bookmark text:name="_GoBack"/></text:p>
      <text:p text:style-name="P6"><text:span text:style-name="T26">[setembro de 2018 – fevereiro de 2019]</text:span><text:span text:style-name="T56"> </text:span><text:span text:style-name="T28">Instituto Mix </text:span><text:span text:style-name="T30">(96 horas)</text:span><text:span text:style-name="T28"> | Gaspar, Santa Catarina:</text:span><text:span text:style-name="T56"> </text:span><text:span text:style-name="T45">t</text:span><text:span text:style-name="T44">reinamento</text:span><text:span text:style-name="T56"> básico de </text:span><text:span text:style-name="T61">m</text:span><text:span text:style-name="T56">ontagem e </text:span><text:span text:style-name="T61">m</text:span><text:span text:style-name="T56">anutenção </text:span><text:span text:style-name="T61">de</text:span><text:span text:style-name="T56"> hardware e redes.</text:span></text:p>
      <text:p text:style-name="P6"><text:span text:style-name="T26">[maio de 2017 – outubro de 2018]</text:span><text:span text:style-name="T56"> </text:span><text:span text:style-name="T28">GERAR </text:span><text:span text:style-name="T30">(1280 horas)</text:span><text:span text:style-name="T28"> | Gaspar e Blumenau, Santa Catarina: </text:span><text:span text:style-name="T45">c</text:span><text:span text:style-name="T44">urso</text:span><text:span text:style-name="T62"> de </text:span><text:span text:style-name="T63">a</text:span><text:span text:style-name="T62">dministração como menor aprendiz.</text:span></text:p>
      <text:p text:style-name="P15"/>
      <text:p text:style-name="P16"><text:soft-page-break/>Experiência:</text:p>
      <text:p text:style-name="P7"><text:span text:style-name="T26">[</text:span><text:span text:style-name="T36">janeiro</text:span><text:span text:style-name="T26"> de </text:span><text:span text:style-name="T36">2020</text:span><text:span text:style-name="T26"> – </text:span><text:span text:style-name="T36">até o momento</text:span><text:span text:style-name="T26">] </text:span><text:span text:style-name="T37">Desenvolvedor front-end</text:span><text:span text:style-name="T26"> | </text:span><text:span text:style-name="T37">Velow </text:span><text:span text:style-name="T38">Sistemas</text:span><text:span text:style-name="T26">: </text:span><text:span text:style-name="T51">t</text:span><text:span text:style-name="T44">rabalho atualmente como desenvolvedor front-end júnior.</text:span></text:p>
      <text:p text:style-name="P9"><text:span text:style-name="T26">[maio de </text:span><text:span text:style-name="T37">2019</text:span><text:span text:style-name="T26"> – </text:span><text:span text:style-name="T36">dezembro de 2019</text:span><text:span text:style-name="T26">] </text:span><text:span text:style-name="T37">Estagiário de programação</text:span><text:span text:style-name="T26"> | </text:span><text:span text:style-name="T37">Velow </text:span><text:span text:style-name="T38">Sistemas</text:span><text:span text:style-name="T26">: </text:span><text:span text:style-name="T45">a</text:span><text:span text:style-name="T44">tuei como estagiário de programação por uma pequena fração de tempo, com isso consegui ser efetivado na empresa.</text:span></text:p>
      <text:p text:style-name="P8"><text:span text:style-name="T26">[maio de 2017 – outubro de 2018] Auxiliar de TI | Fazzenda Park Hotel: </text:span><text:span text:style-name="T45">e</text:span><text:span text:style-name="T44">u era um menor aprendiz, com 14 anos, tive muitas responsabilidades e ordens de serviço para fazer, ganhei muita experiência na parte de infra e suporte na área de TI.</text:span></text:p>
      <text:p text:style-name="P2"><text:span text:style-name="T26">[junho de 2016 – janeiro de 2017] </text:span><text:span text:style-name="T37">Apresentador de rádio</text:span><text:span text:style-name="T26"> | Rádio Sentinela do Vale: </text:span><text:span text:style-name="T45">t</text:span><text:span text:style-name="T44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8</meta:editing-cycles>
    <meta:print-date>2019-02-01T12:54:00</meta:print-date>
    <meta:creation-date>2018-01-13T12:08:00</meta:creation-date>
    <dc:date>2021-01-23T11:02:51.312542281</dc:date>
    <meta:editing-duration>PT9H38M53S</meta:editing-duration>
    <meta:generator>LibreOffice/6.0.7.3$Linux_X86_64 LibreOffice_project/00m0$Build-3</meta:generator>
    <meta:document-statistic meta:table-count="0" meta:image-count="0" meta:object-count="0" meta:page-count="3" meta:paragraph-count="26" meta:word-count="734" meta:character-count="4832" meta:non-whitespace-character-count="4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